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1"/>
    <style:style style:name="P3" style:family="paragraph" style:parent-style-name="Text_20_body" style:list-style-name="L51">
      <style:paragraph-properties fo:margin-top="0cm" fo:margin-bottom="0cm" loext:contextual-spacing="false"/>
    </style:style>
    <style:style style:name="P4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Импорт расширений из информационной базы в новые проекты</text:h>
      <text:section text:style-name="Sect1" text:name="i232">
        <text:p text:style-name="P1">Вы можете импортировать расширения из информационной базы двумя способами:</text:p>
        <text:list xml:id="list6639864448250583824" text:style-name="L51">
          <text:list-item>
            <text:p text:style-name="P3"><text:span text:style-name="T1">Одновременно с конфигурацией. Для этого перетащите информационную базу из панели </text:span><text:span text:style-name="T2">Информационные базы</text:span><text:span text:style-name="T1"> в панель </text:span><text:span text:style-name="T2">Навигатор</text:span><text:span text:style-name="T1">. Откроется </text:span><text:a xlink:type="simple" xlink:href="https://its.1c.ru/db/content/edtdoc/src/i078.html?_=1542292896#d0e4108" text:style-name="Internet_20_link" text:visited-style-name="Visited_20_Internet_20_Link">диалог импорта конфигурации из информационной базы</text:a><text:span text:style-name="T1">. В нем вы можете отметить расширения, содержащиеся в информационной базе. Они будут импортированы каждое в свой проект и связаны с проектом конфигурации. Имена проектов расширений будут иметь в качестве префикса имя проекта конфигурации. Таким образом, все импортированные проекты будут располагаться рядом.</text:span></text:p>
          </text:list-item>
          <text:list-item>
            <text:p text:style-name="P2"><text:span text:style-name="T1">Отдельно от информационной базы. Для этого нажмите </text:span><text:span text:style-name="T2">Импорт расширений</text:span><text:span text:style-name="T1"> в контекстном меню панели </text:span><text:span text:style-name="T2">Информационные базы</text:span><text:span text:style-name="T1">. Откроется </text:span><text:a xlink:type="simple" xlink:href="https://its.1c.ru/db/content/edtdoc/src/i079.html?_=1542292896#i079" text:style-name="Internet_20_link" text:visited-style-name="Visited_20_Internet_20_Link">диалог импорта расширений из информационной базы</text:a><text:span text:style-name="T1">. В нем вы можете выбрать расширения, содержащиеся в информационной базе, сразу связать их проекты с проектом конфигурации, или не делать этого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40:11.899251612</dc:date>
    <meta:editing-duration>PT7H21M26S</meta:editing-duration>
    <meta:editing-cycles>140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25" meta:character-count="939" meta:non-whitespace-character-count="820"/>
  </office:meta>
</office:document-meta>
</file>